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0348801F59D2FC69C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Condensed" svg:font-family="'Roboto Condensed'" style:font-family-generic="roman" style:font-pitch="variable"/>
    <style:font-face style:name="Roboto Medium" svg:font-family="'Roboto Medium'"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Condensed1" svg:font-family="'Roboto Condensed'" style:font-family-generic="system" style:font-pitch="variable"/>
    <style:font-face style:name="Roboto Medium1" svg:font-family="'Roboto Medium'"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999999"/>
    </style:style>
    <style:style style:name="P4" style:family="paragraph" style:parent-style-name="Standard">
      <style:paragraph-properties fo:text-align="justify" style:justify-single-word="false"/>
      <style:text-properties fo:color="#607d8b" style:font-name="Roboto Condensed" fo:font-size="18pt" style:font-name-asian="Roboto Condensed1" style:font-size-asian="18pt" style:font-name-complex="Roboto Condensed1" style:font-size-complex="18pt"/>
    </style:style>
    <style:style style:name="P5" style:family="paragraph" style:parent-style-name="Standard">
      <style:paragraph-properties fo:text-align="justify" style:justify-single-word="false"/>
      <style:text-properties fo:color="#607d8b" style:font-name="Roboto Condensed" fo:font-size="24pt" style:font-name-asian="Roboto Condensed1" style:font-size-asian="24pt" style:font-name-complex="Roboto Condensed1" style:font-size-complex="24pt"/>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0cm" fo:margin-right="0cm" fo:text-align="justify" style:justify-single-word="false" fo:text-indent="1.27cm" style:auto-text-indent="false"/>
      <style:text-properties fo:color="#212121" style:font-name="Roboto" fo:font-size="12pt" style:font-name-asian="Roboto1" style:font-size-asian="12pt" style:font-name-complex="Roboto1" style:font-size-complex="12pt"/>
    </style:style>
    <style:style style:name="P8" style:family="paragraph" style:parent-style-name="Standard">
      <style:paragraph-properties fo:margin-left="0cm" fo:margin-right="0cm" fo:text-align="justify" style:justify-single-word="false" fo:text-indent="1.27cm" style:auto-text-indent="false"/>
      <style:text-properties fo:color="#999999" style:font-name="Roboto" fo:font-size="12pt" style:font-name-asian="Roboto1" style:font-size-asian="12pt" style:font-name-complex="Roboto1" style:font-size-complex="12pt"/>
    </style:style>
    <style:style style:name="P9" style:family="paragraph" style:parent-style-name="Standard">
      <style:paragraph-properties fo:margin-left="1.27cm" fo:margin-right="0cm" fo:text-align="justify" style:justify-single-word="false" fo:text-indent="0cm" style:auto-text-indent="false"/>
      <style:text-properties fo:color="#999999"/>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Standard">
      <style:paragraph-properties fo:margin-left="1.27cm" fo:margin-right="0cm" fo:text-align="justify" style:justify-single-word="false" fo:text-indent="0cm" style:auto-text-indent="false"/>
      <style:text-properties fo:color="#607d8b" style:font-name="Roboto Condensed" fo:font-size="18pt" style:font-name-asian="Roboto Condensed1" style:font-size-asian="18pt" style:font-name-complex="Roboto Condensed1" style:font-size-complex="18pt"/>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text-align="center" style:justify-single-word="false"/>
      <style:text-properties fo:color="#607d8b" style:font-name="Roboto" style:font-name-asian="Roboto1" style:font-name-complex="Roboto1"/>
    </style:style>
    <style:style style:name="P14" style:family="paragraph" style:parent-style-name="Standard">
      <style:paragraph-properties fo:text-align="center" style:justify-single-word="false"/>
      <style:text-properties fo:color="#607d8b" style:font-name="Roboto Medium" fo:font-size="24pt" style:font-name-asian="Roboto Medium1" style:font-size-asian="24pt" style:font-name-complex="Roboto Medium1" style:font-size-complex="24pt"/>
    </style:style>
    <style:style style:name="P15" style:family="paragraph" style:parent-style-name="Standard">
      <style:paragraph-properties fo:text-align="justify" style:justify-single-word="false"/>
      <style:text-properties fo:color="#607d8b" style:font-name="Roboto Condensed" fo:font-size="24pt" style:font-name-asian="Roboto Condensed1" style:font-size-asian="24pt" style:font-name-complex="Roboto Condensed1" style:font-size-complex="24pt"/>
    </style:style>
    <style:style style:name="P16" style:family="paragraph" style:parent-style-name="Standard">
      <style:paragraph-properties fo:text-align="justify" style:justify-single-word="false"/>
      <style:text-properties fo:color="#607d8b" style:font-name="Roboto Condensed" fo:font-size="18pt" style:font-name-asian="Roboto Condensed1" style:font-size-asian="18pt" style:font-name-complex="Roboto Condensed1" style:font-size-complex="18pt"/>
    </style:style>
    <style:style style:name="P17" style:family="paragraph" style:parent-style-name="Standard">
      <style:paragraph-properties fo:text-align="justify" style:justify-single-word="false"/>
      <style:text-properties fo:color="#999999" style:font-name="Roboto Condensed" fo:font-size="24pt" style:font-name-asian="Roboto Condensed1" style:font-size-asian="24pt" style:font-name-complex="Roboto Condensed1" style:font-size-complex="24pt"/>
    </style:style>
    <style:style style:name="P18" style:family="paragraph" style:parent-style-name="Standard">
      <style:paragraph-properties fo:text-align="justify" style:justify-single-word="false"/>
      <style:text-properties fo:color="#999999" style:font-name="Roboto Condensed" fo:font-size="18pt" style:font-name-asian="Roboto Condensed1" style:font-size-asian="18pt" style:font-name-complex="Roboto Condensed1" style:font-size-complex="18pt"/>
    </style:style>
    <style:style style:name="P19" style:family="paragraph" style:parent-style-name="Standard" style:master-page-name="Standard">
      <style:paragraph-properties fo:text-align="center" style:justify-single-word="false" style:page-number="1"/>
    </style:style>
    <style:style style:name="P20" style:family="paragraph" style:parent-style-name="Standard">
      <style:paragraph-properties fo:margin-left="0cm" fo:margin-right="0cm" fo:text-align="justify" style:justify-single-word="false" fo:text-indent="1.27cm" style:auto-text-indent="false"/>
      <style:text-properties fo:color="#999999" style:font-name="Roboto" fo:font-size="12pt" style:font-name-asian="Roboto1" style:font-size-asian="12pt" style:font-name-complex="Roboto1" style:font-size-complex="12pt"/>
    </style:style>
    <style:style style:name="P21" style:family="paragraph" style:parent-style-name="Standard">
      <style:paragraph-properties fo:margin-left="0cm" fo:margin-right="0cm" fo:text-align="justify" style:justify-single-word="false" fo:text-indent="1.27cm" style:auto-text-indent="false"/>
      <style:text-properties fo:color="#212121" style:font-name="Roboto" fo:font-size="12pt" style:font-name-asian="Roboto1" style:font-size-asian="12pt" style:font-name-complex="Roboto1" style:font-size-complex="12pt"/>
    </style:style>
    <style:style style:name="P22" style:family="paragraph" style:parent-style-name="Standard">
      <style:paragraph-properties fo:text-align="justify" style:justify-single-word="false" fo:break-before="page"/>
      <style:text-properties fo:color="#999999" style:font-name="Roboto Condensed" fo:font-size="24pt" style:font-name-asian="Roboto Condensed1" style:font-size-asian="24pt" style:font-name-complex="Roboto Condensed1" style:font-size-complex="24pt"/>
    </style:style>
    <style:style style:name="P23" style:family="paragraph" style:parent-style-name="Standard">
      <style:paragraph-properties fo:text-align="justify" style:justify-single-word="false" fo:break-before="page"/>
      <style:text-properties fo:color="#607d8b" style:font-name="Roboto Condensed" fo:font-size="18pt" style:font-name-asian="Roboto Condensed1" style:font-size-asian="18pt" style:font-name-complex="Roboto Condensed1" style:font-size-complex="18pt"/>
    </style:style>
    <style:style style:name="P24" style:family="paragraph" style:parent-style-name="Standard">
      <style:paragraph-properties fo:text-align="justify" style:justify-single-word="false" fo:break-before="page"/>
      <style:text-properties fo:color="#607d8b" style:font-name="Roboto Condensed" fo:font-size="24pt" style:font-name-asian="Roboto Condensed1" style:font-size-asian="24pt" style:font-name-complex="Roboto Condensed1" style:font-size-complex="24pt"/>
    </style:style>
    <style:style style:name="P25" style:family="paragraph" style:parent-style-name="Standard" style:list-style-name="WWNum1">
      <style:paragraph-properties fo:margin-left="2.54cm" fo:margin-right="0cm" fo:text-align="justify" style:justify-single-word="false" fo:text-indent="-0.635cm" style:auto-text-indent="false"/>
      <style:text-properties fo:color="#999999" style:font-name="Roboto" fo:font-size="12pt" style:font-name-asian="Roboto1" style:font-size-asian="12pt" style:font-name-complex="Roboto1" style:font-size-complex="12pt"/>
    </style:style>
    <style:style style:name="P26" style:family="paragraph" style:parent-style-name="Standard" style:list-style-name="WWNum2">
      <style:paragraph-properties fo:margin-left="2.54cm" fo:margin-right="0cm" fo:text-align="justify" style:justify-single-word="false" fo:text-indent="-0.635cm" style:auto-text-indent="false"/>
      <style:text-properties fo:color="#212121" style:font-name="Roboto" fo:font-size="12pt" style:font-name-asian="Roboto1" style:font-size-asian="12pt" style:font-name-complex="Roboto1" style:font-size-complex="12pt"/>
    </style:style>
    <style:style style:name="P27" style:family="paragraph" style:parent-style-name="Standard">
      <style:paragraph-properties fo:margin-left="1.27cm" fo:margin-right="0cm" fo:text-align="justify" style:justify-single-word="false" fo:text-indent="1.27cm" style:auto-text-indent="false"/>
      <style:text-properties fo:color="#212121" style:font-name="Roboto Mono" fo:font-size="12pt" style:font-name-asian="Roboto Mono1" style:font-size-asian="12pt" style:font-name-complex="Roboto Mono1" style:font-size-complex="12pt"/>
    </style:style>
    <style:style style:name="P28" style:family="paragraph" style:parent-style-name="Standard" style:list-style-name="WWNum2">
      <style:paragraph-properties fo:margin-left="3.81cm" fo:margin-right="0cm" fo:text-align="justify" style:justify-single-word="false" fo:text-indent="-0.635cm" style:auto-text-indent="false"/>
      <style:text-properties fo:color="#212121" style:font-name="Roboto" fo:font-size="12pt" style:font-name-asian="Roboto1" style:font-size-asian="12pt" style:font-name-complex="Roboto1" style:font-size-complex="12pt"/>
    </style:style>
    <style:style style:name="T1" style:family="text">
      <style:text-properties fo:color="#607d8b" style:font-name="Roboto Black" fo:font-size="12pt" style:font-name-asian="Roboto Black1" style:font-size-asian="12pt" style:font-name-complex="Roboto Black1" style:font-size-complex="12pt"/>
    </style:style>
    <style:style style:name="T2" style:family="text">
      <style:text-properties fo:color="#212121" style:font-name="Roboto" fo:font-size="12pt" fo:font-weight="bold" style:font-name-asian="Roboto1" style:font-size-asian="12pt" style:font-weight-asian="bold" style:font-name-complex="Roboto1" style:font-size-complex="12pt"/>
    </style:style>
    <style:style style:name="T3" style:family="text">
      <style:text-properties fo:color="#212121" style:font-name="Roboto" fo:font-size="12pt" fo:font-weight="bold" officeooo:rsid="000707fc" style:font-name-asian="Roboto1" style:font-size-asian="12pt" style:font-weight-asian="bold" style:font-name-complex="Roboto1" style:font-size-complex="12pt"/>
    </style:style>
    <style:style style:name="T4" style:family="text">
      <style:text-properties fo:color="#212121" style:font-name="Roboto" fo:font-size="12pt" style:font-name-asian="Roboto1" style:font-size-asian="12pt" style:font-name-complex="Roboto1" style:font-size-complex="12pt"/>
    </style:style>
    <style:style style:name="T5" style:family="text">
      <style:text-properties fo:color="#212121" style:font-name="Roboto Mono" fo:font-size="12pt" style:font-name-asian="Roboto Mono1" style:font-size-asian="12pt" style:font-name-complex="Roboto Mono1" style:font-size-complex="12pt"/>
    </style:style>
    <style:style style:name="T6" style:family="text">
      <style:text-properties fo:color="#999999" style:font-name="Roboto Medium" fo:font-size="24pt" style:font-name-asian="Roboto Medium1" style:font-size-asian="24pt" style:font-name-complex="Roboto Medium1" style:font-size-complex="24pt"/>
    </style:style>
    <style:style style:name="T7" style:family="text">
      <style:text-properties fo:color="#999999" style:font-name="Roboto" fo:font-size="12pt" style:font-name-asian="Roboto1" style:font-size-asian="12pt" style:font-name-complex="Roboto1" style:font-size-complex="12pt"/>
    </style:style>
    <style:style style:name="T8" style:family="text">
      <style:text-properties fo:color="#999999" style:font-name="Roboto" fo:font-size="12pt" style:text-underline-style="solid" style:text-underline-width="auto" style:text-underline-color="font-color" style:font-name-asian="Roboto1" style:font-size-asian="12pt" style:font-name-complex="Roboto1" style:font-size-complex="12pt"/>
    </style:style>
    <style:style style:name="T9" style:family="text">
      <style:text-properties fo:color="#999999" style:font-name="Roboto" fo:font-size="12pt" fo:font-weight="bold" style:font-name-asian="Roboto1" style:font-size-asian="12pt" style:font-weight-asian="bold" style:font-name-complex="Roboto1" style:font-size-complex="12pt"/>
    </style:style>
    <style:style style:name="T10" style:family="text">
      <style:text-properties fo:color="#999999" style:font-name="Roboto" fo:font-size="12pt" fo:font-weight="bold" officeooo:rsid="00050dd0" style:font-name-asian="Roboto1" style:font-size-asian="12pt" style:font-weight-asian="bold" style:font-name-complex="Roboto1" style:font-size-complex="12pt"/>
    </style:style>
    <style:style style:name="T11" style:family="text">
      <style:text-properties fo:color="#999999" style:font-name="Roboto" fo:font-size="12pt" fo:font-weight="bold" officeooo:rsid="000707fc" style:font-name-asian="Roboto1" style:font-size-asian="12pt" style:font-weight-asian="bold" style:font-name-complex="Roboto1" style:font-size-complex="12pt"/>
    </style:style>
    <style:style style:name="T12"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ffice:annotation office:name="__Annotation__10_2602299409"><dc:creator>Daniel Batista</dc:creator><dc:date>2019-06-08T23:49:30</dc:date><text:p><text:span text:style-name="T13">Análise durante a última leitura do diário em 8 de Junho: faltou detalhes sobre o trabalho no último plugin proposto. </text:span></text:p><text:p/><text:p><text:span text:style-name="T13">Além disso, eu gostaria que no final do diário, aqui no drive do google, até segunda-feira, vcs comentassem a respeito da documentação do atom. Se foi útil, se não foi, se tem algo que poderia ser melhorado, etc...</text:span></text:p><text:p/><text:p><text:span text:style-name="T13">Obs.: mantenham o diário aqui no drive do google até a publicação das notas finais! Depois vocês podem apagar se quiserem ou mesmo tirar a minha permissão de acesso.</text:span></text:p></office:annotation><office:annotation office:name="__Annotation__8_2602299409"><dc:creator>Daniel Batista</dc:creator><dc:date>2019-03-12T18:00:46</dc:date><text:p><text:span text:style-name="T13">(Obs.: não removam esses meus comentários. Vcs podem ir respondendo eles mas mantenham aqui todos)</text:span></text:p><text:p/><text:p><text:span text:style-name="T13">Análise durante conversa do dia 11/3:</text:span></text:p><text:p><text:span text:style-name="T13">- O diário não está dentro do esperado para a primeira conversa. É necessário detalhar mais o que vcs estão fazendo! Mesmo que seja algo não diretamente ainda relacionado com alguma contribuição, como o caso da criação da 'dumb page' que vcs comentaram.</text:span></text:p><text:p><text:span text:style-name="T13">- Informem aqui no topo do diário qual a licença do código</text:span></text:p></office:annotation><text:span text:style-name="T6">JS History</text:span><office:annotation-end office:name="__Annotation__8_2602299409"/><office:annotation-end office:name="__Annotation__10_2602299409"/></text:p>
      <text:p text:style-name="P17">Informações</text:p>
      <text:p text:style-name="P18">GitHub</text:p>
      <text:p text:style-name="P6"><text:a xlink:type="simple" xlink:href="https://github.com/ReactTraining/history" text:style-name="ListLabel_20_19" text:visited-style-name="ListLabel_20_19"><text:span text:style-name="T8">https://github.com/ReactTraining/history</text:span></text:a></text:p>
      <text:p text:style-name="P3"/>
      <text:p text:style-name="P18">Licença</text:p>
      <text:p text:style-name="P6"><text:a xlink:type="simple" xlink:href="https://github.com/ReactTraining/history/blob/master/LICENSE" text:style-name="ListLabel_20_19" text:visited-style-name="ListLabel_20_19"><text:span text:style-name="T8">MIT</text:span></text:a></text:p>
      <text:p text:style-name="P9"/>
      <text:p text:style-name="P18">Descrição</text:p>
      <text:p text:style-name="P8">O JS History é uma API que gerencia o histórico do navegador. Ela permite mudar de página ou voltar para a anterior via Javascript. Também permite mudar a URL do navegador sem atualizar a página, o que é bem útil em sites Single-page Applications.</text:p>
      <text:p text:style-name="P7"/>
      <text:p text:style-name="P14">Atom</text:p>
      <text:p text:style-name="P5">Informações</text:p>
      <text:p text:style-name="P4">GitHub</text:p>
      <text:p text:style-name="P6"><text:a xlink:type="simple" xlink:href="https://github.com/atom/atom" text:style-name="ListLabel_20_20" text:visited-style-name="ListLabel_20_20"><text:span text:style-name="T12">https://github.com/atom/atom</text:span></text:a></text:p>
      <text:p text:style-name="P2"/>
      <text:p text:style-name="P4">Licença</text:p>
      <text:p text:style-name="P6"><text:a xlink:type="simple" xlink:href="https://github.com/atom/atom/blob/master/LICENSE.md" text:style-name="ListLabel_20_20" text:visited-style-name="ListLabel_20_20"><text:span text:style-name="T12">MIT</text:span></text:a></text:p>
      <text:p text:style-name="P10"/>
      <text:p text:style-name="P4">Descrição</text:p>
      <text:p text:style-name="P7">O Atom é um editor de texto Open Source que permite utilizar diversos plugins para personalização.</text:p>
      <text:p text:style-name="P11"/>
      <text:p text:style-name="P5"/>
      <text:p text:style-name="P22">Atividades</text:p>
      <text:p text:style-name="P18">Dumb Page</text:p>
      <text:p text:style-name="P8">Decidimos começar as atividades criando uma Dumb Page para testar os códigos do History e para visualizar os efeitos das mudanças que faremos durante o semestre. A Dumb Page pode ser visualizada aqui e seus códigos aqui (EM BREVE COLOCAREMOS OS LINKS).</text:p>
      <text:p text:style-name="P8"/>
      <text:p text:style-name="P18">Semana 1 (18/03 ~ 24/03)</text:p>
      <text:p text:style-name="P6"><text:span text:style-name="T10">Aluno A</text:span><text:span text:style-name="T9">:</text:span><text:span text:style-name="T7"> Criação da Dumb Page.</text:span></text:p>
      <text:p text:style-name="P8">Clonei o repositório do History do github no meu PC. Minha intenção era importar o History da pasta clonada diretamente na Dumb Page <text:s/>para poder visualizar facilmente as eventuais mudanças no código. Porém até agora não descobri como fazer essa importação, consequentemente a Dumb Page não está pronta.<text:line-break/><text:tab/>Não encontramos nenhuma comunidade desenvolvedora do History, apenas um rapaz que é dono do repositório. O André tentou entrar em contato com ele, mas não obteve sucesso. Também não há nenhum tutorial de como utilizar o History em modo de desenvolvimento. Passaremos o resto da semana tentando contornar este problema.</text:p>
      <text:p text:style-name="P8"/>
      <text:p text:style-name="P6"><text:span text:style-name="T11">Aluno B</text:span><text:span text:style-name="T9">:</text:span><text:span text:style-name="T7"> Estamos à procura de uma comunidade de desenvolvimento. Nosso primeiro passo foi contatar o usuário que vinha fazendo a maior parte dos commits do projeto. Tentamos via Twitter sem sucesso, e mandamos um email ontem. Não sabemos se há uma comunidade destinada à quem queira contribuir com o sistema.</text:span></text:p>
      <text:p text:style-name="P8"><text:s/>Esse usuário afirma, em sua página principal, ser o criador da página (o que é um pouco complicado de averiguar em se tratando de 899 commits até o momento), o que reforça a necessidade de falar com ele. Mas na hipótese de não conseguirmos, teremos um plano B: procurar nas listas de email do Google se há um grupo específico que desenvolva history js ou javascript mesmo. </text:p>
      <text:p text:style-name="P8">Aqui vai uma lista de grupos de email para as quais eu mandei. A mensagem foi basicamente a mesma. Eu e um colega procurando contribuir para o sistema history js, e se conheciam uma comunidade de devs dedicada a esse sistema.</text:p>
      <text:list xml:id="list9116957418174745668" text:style-name="WWNum1">
        <text:list-item>
          <text:p text:style-name="P25">Javascript (último post antes do que eu escrevi ~&gt; 10/2017)</text:p>
        </text:list-item>
        <text:list-item>
          <text:p text:style-name="P25">javascript br (último post ~&gt; 03/2016)</text:p>
        </text:list-item>
      </text:list>
      <text:p text:style-name="P8">Caso não consigamos achar uma comunidade de apoio, será um obstáculo considerável, e gostaríamos de debater em aula como contorná-lo.</text:p>
      <text:p text:style-name="P23">Semana 2 (25/03 ~ 31/03)</text:p>
      <text:p text:style-name="P6"><text:span text:style-name="T3">Aluno A</text:span><text:span text:style-name="T2">:</text:span><text:span text:style-name="T4"> Depois de conversarmos com o professor sobre os problemas encontrados na semana anterior, decidimos mudar de projeto. Escolhemos contribuir para o Atom, mesmo projeto escolhido por outra dupla. Por conta disso, ficou combinado com o professor que teríamos que conversar com essa outra dupla para não fazermos as mesmas coisas. Conversaremos na aula do dia 25/03.</text:span></text:p>
      <text:p text:style-name="P7"/>
      <text:p text:style-name="P7">Decidimos criar um novo plugin para o Atom. Nossa ideia é fazer uma maneira de, ao colar algo em cima de um texto selecionado, esse texto ser transferido para o "ctrl+c" do usuário.</text:p>
      <text:p text:style-name="P7"/>
      <text:p text:style-name="P7">Fazendo uma analogia com permutação de variáveis, seria como se trocássemos isso:</text:p>
      <text:p text:style-name="P7"/>
      <text:p text:style-name="P27">aux &lt;- var1</text:p>
      <text:p text:style-name="P27">var1 &lt;- var2</text:p>
      <text:p text:style-name="P27">var2 &lt;- aux</text:p>
      <text:p text:style-name="P7"/>
      <text:p text:style-name="P7">Por isso:</text:p>
      <text:p text:style-name="P7"/>
      <text:p text:style-name="P27">var1 &lt;-&gt; var2</text:p>
      <text:p text:style-name="P7"/>
      <text:p text:style-name="P6"><text:span text:style-name="T4">O nome do plugin será </text:span><text:span text:style-name="T1">special-paste</text:span><text:span text:style-name="T4"> e o link para o GitHub é </text:span><text:a xlink:type="simple" xlink:href="https://github.com/RaphaelRGusmao/special-paste" text:style-name="ListLabel_20_20" text:visited-style-name="ListLabel_20_20"><text:span text:style-name="T12">https://github.com/RaphaelRGusmao/special-paste</text:span></text:a><text:span text:style-name="T4">.</text:span></text:p>
      <text:p text:style-name="P7"/>
      <text:p text:style-name="P7">Por enquanto temos a estrutura inicial de um plugin gerado pelo próprio Atom.</text:p>
      <text:p text:style-name="P7"/>
      <text:p text:style-name="P23">Semana 3 (01/04 ~ 07/04)</text:p>
      <text:p text:style-name="P6"><text:span text:style-name="T4">Terminamos de desenvolver o plugin </text:span><text:span text:style-name="T1">special-paste</text:span><text:span text:style-name="T4">.</text:span></text:p>
      <text:p text:style-name="P7">Próximos passos: </text:p>
      <text:list xml:id="list6577291703044026380" text:style-name="WWNum2">
        <text:list-item>
          <text:p text:style-name="P26">Tentar colocar o plug-in no site oficial do atom</text:p>
        </text:list-item>
        <text:list-item>
          <text:p text:style-name="P26">Desenvolver outros plugins</text:p>
          <text:list>
            <text:list-item>
              <text:p text:style-name="P28">Aceitamos sugestões</text:p>
            </text:list-item>
          </text:list>
        </text:list-item>
      </text:list>
      <text:p text:style-name="P23">Semanas 4 e 5 (08/04 ~ 21/04)</text:p>
      <text:p text:style-name="P6"><text:span text:style-name="T4">Publicamos o plugin no site oficial do Atom. Ele pode ser acessado por este link: </text:span><text:a xlink:type="simple" xlink:href="https://atom.io/packages/special-paste" text:style-name="ListLabel_20_20" text:visited-style-name="ListLabel_20_20"><text:span text:style-name="T12">https://atom.io/packages/special-paste</text:span></text:a><text:span text:style-name="T4">. Agora o plugin está disponível para qualquer usuário usar, basta baixá-lo e instalá-lo.</text:span></text:p>
      <text:p text:style-name="P7"/>
      <text:p text:style-name="P6"><office:annotation office:name="__Annotation__86_2602299409"><dc:creator>Daniel Batista</dc:creator><dc:date>2019-06-08T23:47:59</dc:date><text:p><text:span text:style-name="T13">Vcs deviam ter relatado mais o trabalho neste plugin mesmo que no fim das contas ele não seja publicado no site do atom. Seria bom ter isso atualizado até segunda-feira.</text:span></text:p></office:annotation><text:span text:style-name="T4">Novo plugin: Tivemos uma ideia de fazer um plugin que mostra a quanto tempo cada aba está aberta no editor. Nossa próxima atividade será fazê-lo.</text:span><office:annotation-end office:name="__Annotation__86_2602299409"/></text:p>
      <text:p text:style-name="P7"/>
      <text:p text:style-name="P4"/>
      <text:p text:style-name="P24">Segunda etapa do desenvolvimento</text:p>
      <text:p text:style-name="P4">(Da primeira apresentação do projeto até o final do semestre)</text:p>
      <text:p text:style-name="P6"><text:span text:style-name="T4">Este plugin foi mais complexo que o primeiro. Por mais que a ideia do plugin pareça simples, aplicá-la no código para o Atom foi um pouco trabalhoso. Tivemos que buscar inspiração em diversos repositórios de outros plugins para entender como deveríamos manipular os objetos e funções disponibilizados na API do Atom. No final não ficou exatamente como queríamos, pois nosso objetivo era deixar um cronômetro executando sem parar. Mas, para fugir de loops infinitos que ficava travando o editor de texto, acabamos implementando uma função update() que é executada toda vez que o usuário pressiona as teclas </text:span><text:span text:style-name="T5">Shift+Alt+T</text:span><text:span text:style-name="T4">.</text:span></text:p>
      <text:p text:style-name="P6"><text:span text:style-name="T4">Publicamos o segundo plugin no site oficial do Atom. Ele pode ser acessado por este link: </text:span><text:a xlink:type="simple" xlink:href="https://atom.io/packages/tab-stopwatch" text:style-name="ListLabel_20_20" text:visited-style-name="ListLabel_20_20"><text:span text:style-name="T12">https://atom.io/packages/tab-stopwatch</text:span></text:a><text:span text:style-name="T4">. Agora o novo plugin também está disponível para qualquer usuário usar, basta baixá-lo e instalá-lo.</text:span></text:p>
      <text:p text:style-name="P7"/>
      <text:p text:style-name="P6"><text:span text:style-name="T4">Exemplo:</text:span><draw:frame draw:style-name="fr1" draw:name="image1.png" text:anchor-type="as-char" svg:width="15.928cm" svg:height="1.341cm" draw:z-index="0"><draw:image xlink:href="Pictures/100000000000026D000000348801F59D2FC69C07.png" xlink:type="simple" xlink:show="embed" xlink:actuate="onLoad"/></draw:frame></text:p>
      <text:p text:style-name="P7"/>
      <text:p text:style-name="P6"><text:span text:style-name="T4">O link para o GitHub é </text:span><text:a xlink:type="simple" xlink:href="https://github.com/RaphaelRGusmao/tab-stopwatch" text:style-name="ListLabel_20_20" text:visited-style-name="ListLabel_20_20"><text:span text:style-name="T12">https://github.com/RaphaelRGusmao/tab-stopwatch</text:span></text:a><text:span text:style-name="T4">.</text:span></text:p>
      <text:p text:style-name="P5"/>
      <text:p text:style-name="P24">Documentação</text:p>
      <text:p text:style-name="P6"><text:span text:style-name="T4">A documentação do Atom (</text:span><text:a xlink:type="simple" xlink:href="https://atom.io/docs" text:style-name="ListLabel_20_20" text:visited-style-name="ListLabel_20_20"><text:span text:style-name="T12">https://atom.io/docs</text:span></text:a><text:span text:style-name="T4">) é útil para explicar o que é cada objeto, o que as funções fazem, o que recebem como argumentos e o que retornam. Porém sentimos falta de exemplos concretos de como utilizar cada objeto ou função. Por exemplo, muitas vezes não sabíamos onde instanciar um determinado objeto no código. Se houvesse pequenos exemplos de códigos prontos, o aprendizado seria bem mais fácil. Na internet não há muitos tutoriais que ajudam nesse aspecto, tivemos que vasculhar os repositórios de plugins já existentes em busca de exemplos.</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Condensed" svg:font-family="'Roboto Condensed'" style:font-family-generic="roman" style:font-pitch="variable"/>
    <style:font-face style:name="Roboto Medium" svg:font-family="'Roboto Medium'"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Condensed1" svg:font-family="'Roboto Condensed'" style:font-family-generic="system" style:font-pitch="variable"/>
    <style:font-face style:name="Roboto Medium1" svg:font-family="'Roboto Medium'"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2pt" style:text-underline-style="none"/>
    </style:style>
    <style:style style:name="ListLabel_20_11" style:display-name="ListLabel 11" style:family="text">
      <style:text-properties style:font-name="Roboto" fo:font-family="Roboto" style:font-family-generic="roman" style:font-pitch="variable"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999999"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 style:display-name="ListLabel 20"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607d8b" style:font-name="Roboto" style:font-name-asian="Roboto1" style:font-name-complex="Roboto1"/>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C0470 - Desenvolvimento de Software Livre</text:p>
        <text:p text:style-name="MP1">IME-USP (2019)</text:p>
      </style:header>
      <style:footer>
        <text:p text:style-name="MP2"><text:page-number text:select-page="current">7</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7-11T14:58:46.593886661</dc:date>
    <meta:editing-duration>PT57S</meta:editing-duration>
    <meta:editing-cycles>3</meta:editing-cycles>
    <meta:document-statistic meta:table-count="0" meta:image-count="1" meta:object-count="0" meta:page-count="7" meta:paragraph-count="59" meta:word-count="918" meta:character-count="5705" meta:non-whitespace-character-count="4846"/>
  </office:meta>
</office:document-meta>
</file>